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teFromStartGreedy.convertToRegex( StringBuffer sb , boolean gree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FromStartGreedy.specialize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FromStartGreedy.DeleteFromStartGree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